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3_17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Judaism--History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9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Athaba, John Hyrcanus, Antipater, Aritas, Aristobulus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2">Post Biblical Lecture/</text:p>
      <text:p text:style-name="P2">17th/</text:p>
      <text:p text:style-name="P2"/>
      <text:p text:style-name="P3">[Page 1]</text:p>
      <text:p text:style-name="P3">Brethren. <text:s/>Our traditional laws do not favor woman's/ sovereignty. <text:s/>In Biblical times Hebrew females did occupy pro-/-minent stations, but only one, who usurped the/ power, became queen. <text:s/>However, the reign of Athaba,/ daughter of the impious Ahab King of Israel, and wife of/ the degenerate Jehoram King of Judah was cut short./ <text:s/><text:span text:style-name="T2">The</text:span><text:span text:style-name="T3"> An outraged people arose and </text:span><text:span text:style-name="T2">placed</text:span><text:span text:style-name="T3"> aided by </text:span><text:span text:style-name="T2">the</text:span><text:span text:style-name="T3"> righteous priests set the crown upon/ the head of Joash, who had escaped from the mur-/-derous slaughter perpetrated by his </text:span><text:span text:style-name="T2">unnatural</text:span><text:span text:style-name="T3"> cruel grand-/mother. <text:s/>In post-biblical times, the royal/ consort of John Hyrcanus might have been allowed/ to act as regent, in conformity with her husband's </text:span><text:span text:style-name="T2">last</text:span><text:span text:style-name="T3">/ will, if her </text:span><text:span text:style-name="T2">wicked</text:span><text:span text:style-name="T3"> unnatural son Aristobulus had not cast his mother/ into a prison and </text:span><text:span text:style-name="T2">made</text:span><text:span text:style-name="T3"> proclaimed himself King of Judea. <text:s/>But the wi-/-dow of Alexander Janneus, whose history I </text:span><text:span text:style-name="T2">cursorily</text:span><text:span text:style-name="T3"> briefly/ related in my last lecture of the course, was certainly the/ acknowledged queen of </text:span><text:span text:style-name="T2">Judea</text:span><text:span text:style-name="T3"> our people. <text:s/>Still, I am inclined/ to believe that she was so </text:span><text:span text:style-name="T2">but</text:span><text:span text:style-name="T3"> nominally and not absolutely, and that she let/ the Sanhedrin, or, as we would term it, the national Parlia-/-ment, govern the country./</text:span></text:p>
      <text:p text:style-name="P3"><text:span text:style-name="T3"/></text:p>
      <text:p text:style-name="P3"><text:span text:style-name="T3">[Page 2]</text:span></text:p>
      <text:p text:style-name="P3"><text:span text:style-name="T3">The speech from the throne, if </text:span><text:span text:style-name="T2">she</text:span><text:span text:style-name="T3"> Alexandra delivered/ any, must have been a mere rehearsal of what/ that authoritative body suggested. <text:s/>For nine/ years </text:span><text:span text:style-name="T2">Alexandra</text:span><text:span text:style-name="T3"> the wife of Janneus reigned in </text:span><text:soft-page-break/><text:span text:style-name="T3">comparative tranquility./ <text:s/>As she could not officiate in the capacity of high-/priest, she clothed with the sacerdotal garments the/ older of her two sons, Hyrcamus, so named after his/ grand-father. <text:s/>But her second son Aristobulus/ was not unlike his uncle who bore the same name./ <text:s/>Ambitious and haughty he did not scruple </text:span><text:span text:style-name="T2">employing</text:span><text:span text:style-name="T3"> using/ foul means to </text:span><text:span text:style-name="T2">gratify</text:span><text:span text:style-name="T3"> attain his </text:span><text:span text:style-name="T2">passions</text:span><text:span text:style-name="T3"> wicked ends. <text:s/>Although/ his father had made it a parting request that/ the Pharisees should be </text:span><text:span text:style-name="T2">used</text:span><text:span text:style-name="T3"> treated with the</text:span><text:span text:style-name="T2">ir</text:span><text:span text:style-name="T3"> highest/ respect, Aristobulus showed a preference for the/ discarded Sadducees. <text:s/>Unfortunately, he was/ given </text:span><text:span text:style-name="T2">a</text:span><text:span text:style-name="T3"> strong motives for espousing the cause/ of the dissenters. <text:s/>The Pharisees failed to </text:span><text:span text:style-name="T2">show</text:span><text:span text:style-name="T3"> exercise the moderation and forbearance which would have softened asperities. <text:s/>Not satisfied/ with having recalled from exile those of their sect, who/ had been banished under the last administration,/ they were harsh and, in some instances, </text:span><text:span text:style-name="T2">cruel</text:span><text:span text:style-name="T3"> unforgiving towards/ their former opponents. <text:s/>They demanded the execution of/ officials who had put to death many of their adherents./</text:span></text:p>
      <text:p text:style-name="P3"><text:span text:style-name="T3"/></text:p>
      <text:p text:style-name="P3"><text:span text:style-name="T3">[Page 3]</text:span></text:p>
      <text:p text:style-name="P6">At<text:span text:style-name="T3"> Irritated by that, Aristobulus convened together </text:span>some of<text:span text:style-name="T3"> the most/ distinguished among the Sadducees, and called upon the queen./ <text:s/>The deputation complained to her of the indignities to which/ </text:span>men<text:span text:style-name="T3"> a people who had been her husband's staunch friends were/ subjected. <text:s/>Cunningly </text:span>it<text:span text:style-name="T3"> the spokes </text:span>of<text:span text:style-name="T3"> men dwelt on the services rendered/ to her family in the past by a sect now given over/ to their </text:span>enemies<text:span text:style-name="T3"> adversaries. <text:s/>The haughty Aristobulus went so/ far as to make his mother </text:span>understand<text:span text:style-name="T3"> feel, that she--a female--had/ no right to the throne, while </text:span>Alexander<text:span text:style-name="T3"> Janneus had/ left two sons. <text:s/>Alexandra was worked up to the/ highest pitch of excitement. <text:s/>Gratitude Fear and </text:span>and<text:span text:style-name="T3"> maternal indulgence,/ </text:span>fear<text:span text:style-name="T3"> and distrust struggled within her breast. <text:s/>At length she/ agreed to a compromise. <text:s/>The Sadducees should </text:span>exercise<text:span text:style-name="T3"> weild[sic!]/ some power. <text:s/>A number of fortresses, far away from/ the capital, should be placed </text:span>to<text:span text:style-name="T3"> under their guardianship,/ and </text:span>serve<text:span text:style-name="T3"> afford them military occupations,--a kind con-/-cession, but an unwise measure. <text:s/>The queen/ soon fell sick to die. <text:s/>The thought of losing her, whose/ </text:span>motherly<text:span text:style-name="T3"> womanly tenderness had </text:span>been stronger than<text:span text:style-name="T3"> exceeded her royal/ discretion, did not trouble the ambitious Aristobulus./</text:span></text:p>
      <text:p text:style-name="P6"><text:span text:style-name="T3"/></text:p>
      <text:p text:style-name="P6"><text:span text:style-name="T3">[Page 4]</text:span></text:p>
      <text:p text:style-name="P6"><text:span text:style-name="T3">He stole away from Jerusalem to raise troops/ </text:span>an army<text:span text:style-name="T3"> among his partisans, and prepare to/ dispute the claims of his elder brother Hyrcamus/ to the Judean kingdom. <text:s/>The anxious mother noticed/ his absence, and inquired into the cause. <text:s/>She was/ not long to learn that Aristobulus had </text:span>left<text:span text:style-name="T3"> quitted her/ </text:span>side<text:span text:style-name="T3"> in her last moments to go and stir up sedition, that he had already/ collected a large </text:span>force<text:span text:style-name="T3"> army and seized important fortresses./ <text:s/>It was then that Alexandra discovered the effect of/ her weakness. <text:s/>In the hopes of checking her son in/ his daringness, she consented to have his wife and/ children kept as hostages in the castle of Baris./ <text:s/>But </text:span>she<text:span text:style-name="T3"> the queen was </text:span>too<text:span text:style-name="T3"> then very near her end and unable to act with </text:span>unabated<text:span text:style-name="T3"> unflagging/ energy. <text:s/>To a deputation of </text:span>the<text:span text:style-name="T3"> Pharisees, headed by/ Hyrcanus, </text:span>the queen<text:span text:style-name="T3"> she said that her body had grown/ too weak, and her mind too weary to be of </text:span>any<text:span text:style-name="T3"> further help./ <text:s/></text:span>Still she felt satisfied at knowing<text:span text:style-name="T3"> But, she added, that her departure from earth was eased by the knowledge that she was leaving/ behind a nation strong and rich. <text:s/>The dying woman/ spoke the truth as people generally understand it, but/ not the truth, as it really is. <text:s/>A nation like an individual is strong, when/ held up by virtue. <text:s/>It is rich when supported by wisdom./</text:span></text:p>
      <text:p text:style-name="P6"><text:span text:style-name="T3"/></text:p>
      <text:p text:style-name="P6"><text:span text:style-name="T3">[Page 5]</text:span></text:p>
      <text:p text:style-name="P6"><text:span text:style-name="T3"><text:tab/>Those two essential qualities were sadly wanting/ in the two princes, on whose conduct the destiny/ of the country largely depended. <text:s/>Hyrcanus was/ inactive and easily </text:span>led<text:span text:style-name="T3"> inveigled away. <text:s/>Aristobulus was rest-/-less and </text:span>unyeilding<text:span text:style-name="T3"> domineering. <text:s/>Immediately upon the death/ of their mother, civil war broke out. <text:s/>But the/ army under Hyrcanus fraternized with that led on/ by the more soldierly Aristobulus, and the latter soon/ became master of the situation. <text:s/>An agreement/ was then entered into by which the elder son of/ Alexandria, glad to live quietly in the exercise of the priest-/-hood, </text:span><text:soft-page-break/><text:span text:style-name="T3">relinquished his right to the crown in behalf/ of </text:span>the<text:span text:style-name="T3"> her younger son. <text:s/>The mutiny to ratify the treaty/ took place in the Temple, amid</text:span>st<text:span text:style-name="T3"> a </text:span>large<text:span text:style-name="T3"> vast con-/-course of people, and with great solemnity. <text:s/>The two/ brothers embraced with apparent security. <text:s/>To strength-/-en the bonds of domestic affection, the only daughter/ of Hyrcanus was promised in marriage to the oldest/ son of Aristobulus. <text:s/>Uninterrupted peace might/ now have been the lot of Judea, if a vile writch[sic?]/ had not disturbed it by his deep-laid scheme of/ self-aggrandizement./</text:span></text:p>
      <text:p text:style-name="P6"><text:span text:style-name="T3"/></text:p>
      <text:p text:style-name="P6"><text:span text:style-name="T3">[Page 6]</text:span></text:p>
      <text:p text:style-name="P6"><text:span text:style-name="T3">Hyrcanus had a pretended friend, called Antipater./ <text:s/>History is not clear about the descent of that man,/ but likely he had issued from one of the most influential/ Idumean families, whom John Hyrcanus had compelled/ to </text:span>become<text:span text:style-name="T3"> adopt the Jewish faith. <text:s/>Antipater was possessed of wealth and/ learning, but also of an </text:span>smooth<text:span text:style-name="T3"> evil tongue and a wicked/ heart. <text:s/>He knew well the characters of the two/ scions of the Asmonean race, for he had been brought/ up in their association. <text:s/>He hated Aristobulus and/ determined to use Hyrcanus as </text:span>his<text:span text:style-name="T3"> tool to accomplish this purpose. <text:s/>A fresh/ quarrel between the two brothers might facilitate his object./ <text:s/>For he aimed at raising his own house upon/ the ruins of that created by the illustrious Mat-/tathias of Modin. <text:s/>Accordingly, </text:span>he<text:span text:style-name="T3"> Antipater spread reports prejudicial/ to Aristobulus wherever and whenever he could./ <text:s/>To the leading Jews, he would say that the government/ was insecure, so long as the person at the head of it/ did not belong to their party. <text:s/>To Hyrcanus he would/ say that life was in danger, so long as the person who had forced/ himself into power, had a strong army at his back./</text:span></text:p>
      <text:p text:style-name="P6"><text:span text:style-name="T3"/></text:p>
      <text:p text:style-name="P6"><text:span text:style-name="T3">[Page 7]</text:span></text:p>
      <text:p text:style-name="P6"><text:span text:style-name="T3"><text:tab/>Hyrcanus refused to listen to treasonable language./ <text:s/>Weeks and months and years were spent by the wily/ Idumean in trying to arouse ill-feelings in </text:span>the<text:span text:style-name="T3"> a mind/ unwilling to suspect wrong. <text:s/>But not without/ reason has the book of books repeatedly cautioned us against/ the workings of a </text:span>smooth<text:span text:style-name="T3"> deceitful tongue sharper than arrows, keener than the keenest steel. <text:s/>Antipater haras-/-sed his dupe into a belief of approaching </text:span>evils<text:span text:style-name="T3"> perils, and/ into the necessity of fleeing to a place of safety./ <text:s/>In the darkness of night, Hyrcanus was almost/ carried away from Jerusalem and </text:span>en<text:span text:style-name="T3"> brought to Petra/ in Arabia. <text:s/>Its king, Aritas, with whom Antipater/ had </text:span>had<text:span text:style-name="T3"> previously entered into secret negotiations, pro-/-mised an army to fight Aristobulus, </text:span>and face him<text:span text:style-name="T3"> in the antici-/ </text:span>to<text:span text:style-name="T3"> pation of recovering a number of cities which the/ </text:span>parent and grand parent<text:span text:style-name="T3"> Maccabeans had captured from the/ Arabians. <text:s/>Again, civil war raged fiercely./ <text:s/>Aristobulus </text:span>have<text:span text:style-name="T3"> being out numbered, retreated within the forti-/-fications situated round the Temple. <text:s/>A narrative full/ of sorrow and shame and sacrilege is that connected with this pe-/-riod of our history. <text:s/>One brother, aided by foreign hea-/-thens, closely besetting the other brother, who had been/ compelled to take refuge within the precincts of the dwelling of God./</text:span></text:p>
      <text:p text:style-name="P6"><text:span text:style-name="T3"/></text:p>
      <text:p text:style-name="P6"><text:span text:style-name="T3">[Page 8]</text:span></text:p>
      <text:p text:style-name="P6"><text:span text:style-name="T3">The Talmud did not overlook such enormities. <text:s/>It/ has recorded in all its hideousness the iniquity of which/ our people became then guilty. <text:s/>For, while the besieged, who/ were mostly Sadduccees, sent over the walls, behind/ which they were entrenched, rolls of gold to buy animals/ </text:span>for<text:span text:style-name="T3"> that the sacrificial worship might not be neglected, those who lay the seige[sic!], mostly profes-/-sing Pharisaism, </text:span>often<text:span text:style-name="T3"> kept the gold given in good/ faith for a holy purpose. <text:s/>Fraud was one day made/ more execrable by an act which horrified every Jew/ who had not yet sold his faith to </text:span>unprincipled<text:span text:style-name="T3"> infamous parti-/-zanship[sic!]. <text:s/>Instead of the expected lambs, the impure/ swine was </text:span>cast over<text:span text:style-name="T3"> let down where the Sanctuary stood./ <text:s/>Another day, the infatuated mob committed a murder/ deserving of the </text:span>punishment calamities<text:span text:style-name="T3"> dire chastisement which unhappily was fast/ coming upon the land of our fathers. <text:s/>An Israelite,/ called Onias, enjoyed the reputation of being a saint./ <text:s/>It is said that one year Passover was drawing nigh,/ and the bitter rain falling in March and so needed </text:span>for<text:span text:style-name="T3"> to supply </text:span>with water<text:span text:style-name="T3"> the pilgrims flocking to/ Jerusalem with water was wanting. <text:s/>Onias made a circle upon the/ ground, and stood there </text:span><text:soft-page-break/><text:span text:style-name="T3">in supplication till copious showers poured down./</text:span></text:p>
      <text:p text:style-name="P6"><text:span text:style-name="T3"/></text:p>
      <text:p text:style-name="P6"><text:span text:style-name="T3">[Page 9]</text:span></text:p>
      <text:p text:style-name="P6">He<text:span text:style-name="T3"> The pious Israelite loved his religion and country, but to avoid the grievous sight which met him now on/ all sides, </text:span>the pious Israelite<text:span text:style-name="T3"> he had hidden himself/ in</text:span>to<text:span text:style-name="T3"> a cave. <text:s/>He was sought after, and dragged/ out of his secret shelter. <text:s/>"Pray for us" cried the excited/ populace. <text:s/>"Since thou art so much liked by the Lord, that/ He unfastened the </text:span>flood<text:span text:style-name="T3"> gates of the sky at thy request, utter/ </text:span>let<text:span text:style-name="T3"> a course against Aristobulus and his followers, that/ they may be exterminated." <text:s/>And the righteous man/ prayed thus: "O Lord God of universe! <text:s/>Since those in whose/ midst I now stand are thy people, and those who/ are besieged are thy priests, I beseech Thee not to/ hearken to either </text:span>against<text:span text:style-name="T3"> to the injury of one another." <text:s/>He had/ scarcely finished when he fell dead </text:span>by the<text:span text:style-name="T3"> under pelting stones./ <text:s/></text:span>thrown at him<text:span text:style-name="T3"> Josephus tells us that Providence avenged deeds so/ horrible by a hurricane, which destroyed all the produce and <text:s/>brought on the/ suffering of famine. <text:s/>But a still severer </text:span>punishment<text:span text:style-name="T3"> calamity was waiting Judea. <text:s/>Legions/ and cohorts knocked at her gates. <text:s/>Devastation preceded them, dispersion was at their heels. <text:s/>At the end of a hundred years, the independence/ which Mattathias and his heroic sons bled for was forfeited by their un-/-worthy descendants. <text:s/>What the unity of the five heroic brothers conquered,/ the shameless dissentions[sic!] of unbrotherly brothers lost. <text:s/>We shall see hereafter/ how the house of Antipater, propped up by Rome was lifted up, and how/ it fell in its own turn, to rise no more./</text:span></text:p>
      <text:p text:style-name="P6"><text:span text:style-name="T3"/></text:p>
      <text:p text:style-name="P6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0T11:53:20.07</meta:creation-date>
    <meta:document-statistic meta:table-count="0" meta:image-count="0" meta:object-count="0" meta:page-count="5" meta:paragraph-count="81" meta:word-count="2052" meta:character-count="12766"/>
    <dc:date>2012-12-10T13:55:22.44</dc:date>
    <meta:editing-duration>PT7M50S</meta:editing-duration>
    <meta:editing-cycles>1</meta:editing-cycles>
    <meta:generator>OpenOffice.org/3.4.1$Win32 OpenOffice.org_project/341m1$Build-9593</meta:generator>
  </office:meta>
</office:document-meta>
</file>